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figurableSourceDescriptor.setSourceProperty( Source source , Source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figurableSourceDescriptor.removeSourceProperty( Source source , String namespa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